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CA"/>
    </style:style>
    <style:style style:name="P2" style:family="paragraph" style:parent-style-name="Standard">
      <style:paragraph-properties fo:text-align="justify" style:justify-single-word="false"/>
      <style:text-properties fo:language="en" fo:country="CA" style:text-underline-style="solid" style:text-underline-width="auto" style:text-underline-color="font-color"/>
    </style:style>
    <style:style style:name="P3"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style:font-name="Courier New" fo:font-weight="bold" style:font-weight-asian="bold" style:font-weight-complex="bold"/>
    </style:style>
    <style:style style:name="T3" style:family="text">
      <style:text-properties style:font-name="Arial"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10/07/24 </text:h>
      <text:h text:style-name="Heading_20_1" text:outline-level="1">CC1100 driver notes</text:h>
      <text:p text:style-name="P1"/>
      <text:p text:style-name="P2">LBT:</text:p>
      <text:p text:style-name="P1"/>
      <text:p text:style-name="P1">The LBT procedure works as follows.</text:p>
      <text:p text:style-name="P1"/>
      <text:p text:style-name="P1">Before commencing a packet transmission, the chip carries out the so-called automatic channel assessment. The driver tries to switch the chip to “transmit” state and then immediately checks the effective state of the chip. If the effective state is in fact “transmit”, the driver concludes that channel access has been granted and proceeds to transmit the packet. The chip will refuse to be put into the transmit state if it thinks the channel is busy. Logically, within the driver, this condition (i.e., what it means that the channel is busy) is described by three constants (see PicOS/cc1100.h):</text:p>
      <text:p text:style-name="P1"/>
      <text:p text:style-name="P1"><text:tab/><text:span text:style-name="T2">CC_INDICATION</text:span><text:tab/><text:tab/>(legitimate values 0 – 3)</text:p>
      <text:p text:style-name="P1"><text:tab/><text:span text:style-name="T2">CC_THRESHOLD</text:span><text:tab/><text:tab/>(legitimate values 0 – 15)</text:p>
      <text:p text:style-name="P1"><text:tab/><text:span text:style-name="T2">CC_THRESHOLD_REL</text:span><text:tab/>(legitimate values 0 – 3) </text:p>
      <text:p text:style-name="P1"/>
      <text:p text:style-name="P1">The first constant determines when and whether the channel assessment should be performed at all. Value 0 switches it off altogether, which means that the chip will ALWAYS allow itself to be switched to the transmit state immediately.</text:p>
      <text:p text:style-name="P1"/>
      <text:p text:style-name="P1">Value 1 means that the chip will allow the transition only when its perceived RSSI value is below a definable threshold. Value 2 means that the chip will not allow the transition if it thinks it is currently receiving a packet (this is the minimum officially recommended setting). Finally, 3 is an OR of the two conditions, meaning that the chip will refuse the transition if any of the two inhibiting conditions holds.</text:p>
      <text:p text:style-name="P1"/>
      <text:p text:style-name="P1">The present setting of <text:span text:style-name="T2">CC_INDICATION</text:span> is 3. When the first option (RSSI below threshold) is selected, the remaining two constants specify two threshold values. The first one (<text:span text:style-name="T2">CC_THRESHOLD</text:span>) applies to the absolute RSSI level with 0 switching off that part. After 0, increasing values correspond to higher absolute levels, so 1 is the finest setting (the most delicate threshold). The present setting of <text:span text:style-name="T2">CC_THRESHOLD</text:span> in the driver is 6. The second constant (<text:span text:style-name="T2">CC_THRESHOLD_REL</text:span>) refers to a relative threshold, which basically means an increase in what the chip considers to be the (possibly intermittent) current level of background noise. Again, 0 switches off this component (the present setting in the driver), while 1, 2, and 3 correspond to increasing thresholds. The way those values translate into dBm is explained in the chip's documentation.</text:p>
      <text:p text:style-name="P1"/>
      <text:p text:style-name="P1">For tests, you may either change the values of the above constants and recompile the praxis, or, alternatively, you can modify the contents of one register (<text:span text:style-name="T2">AGCCTRL0</text:span> – number <text:span text:style-name="T2">1C</text:span>). That register stores the values of the last two constants in a somewhat obfuscated way (because of two's complement encoding). The second hex digit corresponds to <text:span text:style-name="T2">CC_THRESHOLD</text:span> offset by <text:span text:style-name="T2">0x08</text:span>, which means that <text:span text:style-name="T2">0x08</text:span> corresponds to <text:span text:style-name="T2">CC_THRESHOLD</text:span> = 0 (off), <text:span text:style-name="T2">0x09</text:span> corresponds to 1, ..., <text:span text:style-name="T2">0x0F</text:span> corresponds to 7, <text:span text:style-name="T2">0x00</text:span> corresponds to 8, ..., <text:span text:style-name="T2">0x07</text:span> corresponds to 15. The first digit is 0x40 or'red with the absolute value of <text:span text:style-name="T2">CC_THRESHOLD_REL</text:span>, e.g., 0x60 corresponds to <text:span text:style-name="T2">CC_THRESHOLD_REL</text:span> = 2.</text:p>
      <text:p text:style-name="P1"/>
      <text:p text:style-name="P1"><text:soft-page-break/>If the channel assessment fails, i.e., the chip refuses to enter the transmit state, the driver generates a random number between 8 and 263 milliseconds (I mean PicOS milliseconds) and postpones the next attempt by at least that much. The value 8 (milliseconds) is described by the constant <text:span text:style-name="T2">MIN_BACKOFF</text:span> (set globally in PicOS/options.h). 263 is 8 + 255. The actual random number is obtained by adding 8 to the least significant byte returned by <text:span text:style-name="T2">rnd</text:span><text:span text:style-name="T3"> </text:span><text:span text:style-name="T2">()</text:span>.</text:p>
      <text:p text:style-name="P1"/>
      <text:p text:style-name="P1">The driver maintains the so called <text:span text:style-name="T1">backoff timer</text:span> which is a counter decremented towards zero at millisecond intervals. An attempt to acquire the channel is only allowed if the backoff timer contains zero. Note that the praxis can set up the backoff timer explicitly (via <text:span text:style-name="T2">PHYSOPT_CAV</text:span>) thus holding the transmitter for the prescribed number of milliseconds.</text:p>
      <text:p text:style-name="P1"/>
      <text:p text:style-name="P1">Following a transmission, the transmitter sets the backoff timer for 8 milliseconds. This interval (the so-called packet spacing) depends on the transmission rate (we assume 10kbps). Also, following a packet reception, the receiver sets the backoff timer (for the transmitter) at 4 millisecond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lodek</meta:initial-creator>
    <meta:creation-date>2009-01-19T10:46:27.52</meta:creation-date>
    <dc:date>2010-07-24T17:48:31.53</dc:date>
    <meta:editing-duration>PT12H15M23S</meta:editing-duration>
    <meta:editing-cycles>76</meta:editing-cycles>
    <meta:generator>OpenOffice.org/3.2$Win32 OpenOffice.org_project/320m18$Build-9502</meta:generator>
    <dc:creator>Paweł Gburzyński</dc:creator>
    <meta:document-statistic meta:table-count="0" meta:image-count="0" meta:object-count="0" meta:page-count="2" meta:paragraph-count="15" meta:word-count="653" meta:character-count="4050"/>
    <meta:user-defined meta:name="Info 1"/>
    <meta:user-defined meta:name="Info 2"/>
    <meta:user-defined meta:name="Info 3"/>
    <meta:user-defined meta:name="Info 4"/>
  </office:meta>
</office:document-meta>
</file>